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TimesNewRoman,Bold" svg:font-family="'TimesNewRoman,Bold'" style:font-family-generic="roman"/>
    <style:font-face style:name="Helvetica1" svg:font-family="Helvetica" style:font-family-generic="swiss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BC_3a_reference">
      <style:text-properties officeooo:paragraph-rsid="001689ae"/>
    </style:style>
    <style:style style:name="P2" style:family="paragraph" style:parent-style-name="SBC_3a_reference">
      <style:text-properties officeooo:paragraph-rsid="00179696"/>
    </style:style>
    <style:style style:name="P3" style:family="paragraph" style:parent-style-name="SBC_3a_reference">
      <style:text-properties officeooo:rsid="0018c7d2" officeooo:paragraph-rsid="0018c7d2"/>
    </style:style>
    <style:style style:name="P4" style:family="paragraph" style:parent-style-name="SBC_3a_reference">
      <style:text-properties officeooo:rsid="00dda070" officeooo:paragraph-rsid="00dda070"/>
    </style:style>
    <style:style style:name="P5" style:family="paragraph" style:parent-style-name="Standard">
      <style:paragraph-properties fo:text-align="center" style:justify-single-word="false"/>
      <style:text-properties style:use-window-font-color="true" style:font-name="Helvetica1" fo:font-size="10pt" fo:font-weight="bold" officeooo:rsid="0020281c" officeooo:paragraph-rsid="001a0780" style:font-name-asian="Times New Roman" style:font-size-asian="10pt" style:font-weight-asian="bold" style:font-name-complex="Times New Roman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officeooo:paragraph-rsid="001a0780"/>
    </style:style>
    <style:style style:name="P7" style:family="paragraph" style:parent-style-name="Standard">
      <style:paragraph-properties fo:text-align="center" style:justify-single-word="false"/>
      <style:text-properties officeooo:rsid="00353578" officeooo:paragraph-rsid="001a0780"/>
    </style:style>
    <style:style style:name="P8" style:family="paragraph" style:parent-style-name="Standard">
      <style:paragraph-properties fo:text-align="justify" style:justify-single-word="false"/>
      <style:text-properties officeooo:paragraph-rsid="007354b2"/>
    </style:style>
    <style:style style:name="P9" style:family="paragraph" style:parent-style-name="Standard">
      <style:paragraph-properties fo:text-align="center" style:justify-single-word="false"/>
      <style:text-properties officeooo:rsid="00ca538a" officeooo:paragraph-rsid="00ca538a"/>
    </style:style>
    <style:style style:name="P10" style:family="paragraph" style:parent-style-name="Standard">
      <style:paragraph-properties fo:text-align="center" style:justify-single-word="false"/>
      <style:text-properties officeooo:rsid="00ca538a" officeooo:paragraph-rsid="00d4f49b"/>
    </style:style>
    <style:style style:name="P11" style:family="paragraph" style:parent-style-name="Standard">
      <style:paragraph-properties fo:text-align="center" style:justify-single-word="false"/>
      <style:text-properties officeooo:rsid="00ca538a" officeooo:paragraph-rsid="00d84df8"/>
    </style:style>
    <style:style style:name="P12" style:family="paragraph" style:parent-style-name="Standard">
      <style:paragraph-properties fo:text-align="start" style:justify-single-word="false"/>
      <style:text-properties officeooo:rsid="00ca538a" officeooo:paragraph-rsid="00d84df8"/>
    </style:style>
    <style:style style:name="P13" style:family="paragraph" style:parent-style-name="Standard">
      <style:paragraph-properties fo:text-align="justify" style:justify-single-word="false"/>
      <style:text-properties officeooo:rsid="00d4f49b" officeooo:paragraph-rsid="00d4f49b"/>
    </style:style>
    <style:style style:name="P14" style:family="paragraph" style:parent-style-name="Standard">
      <style:paragraph-properties fo:text-align="justify" style:justify-single-word="false"/>
      <style:text-properties officeooo:rsid="00d4f49b" officeooo:paragraph-rsid="00e23b73"/>
    </style:style>
    <style:style style:name="P15" style:family="paragraph" style:parent-style-name="SBC_3a_abstract">
      <style:text-properties officeooo:paragraph-rsid="004568d1"/>
    </style:style>
    <style:style style:name="P16" style:family="paragraph" style:parent-style-name="SBC_3a_reference">
      <style:paragraph-properties fo:margin-left="0cm" fo:margin-right="0cm" fo:text-indent="0cm" style:auto-text-indent="false"/>
    </style:style>
    <style:style style:name="P17" style:family="paragraph" style:parent-style-name="SBC_3a_paragraph">
      <style:paragraph-properties fo:margin-left="0cm" fo:margin-right="0cm" fo:text-indent="0cm" style:auto-text-indent="false"/>
      <style:text-properties officeooo:rsid="00b12bfd" officeooo:paragraph-rsid="00c4cb0d"/>
    </style:style>
    <style:style style:name="P18" style:family="paragraph" style:parent-style-name="SBC_3a_paragraph">
      <style:paragraph-properties fo:margin-left="0cm" fo:margin-right="0cm" fo:text-indent="0cm" style:auto-text-indent="false"/>
      <style:text-properties officeooo:rsid="00b12bfd" officeooo:paragraph-rsid="00d46f1c"/>
    </style:style>
    <style:style style:name="P19" style:family="paragraph" style:parent-style-name="SBC_3a_paragraph">
      <style:paragraph-properties fo:margin-left="0cm" fo:margin-right="0cm" fo:text-indent="0cm" style:auto-text-indent="false"/>
      <style:text-properties officeooo:rsid="00db1905" officeooo:paragraph-rsid="00db1905"/>
    </style:style>
    <style:style style:name="P20" style:family="paragraph" style:parent-style-name="SBC_3a_references">
      <style:paragraph-properties fo:break-before="page"/>
    </style:style>
    <style:style style:name="P21" style:family="paragraph" style:parent-style-name="SBC_3a_paragraph">
      <style:text-properties officeooo:rsid="00b0580e" officeooo:paragraph-rsid="00b0580e"/>
    </style:style>
    <style:style style:name="P22" style:family="paragraph" style:parent-style-name="SBC_3a_paragraph">
      <style:text-properties officeooo:rsid="00b07a28" officeooo:paragraph-rsid="00b07a28"/>
    </style:style>
    <style:style style:name="P23" style:family="paragraph" style:parent-style-name="SBC_3a_paragraph_3a_first">
      <style:text-properties officeooo:rsid="0058239e" officeooo:paragraph-rsid="0058239e"/>
    </style:style>
    <style:style style:name="P24" style:family="paragraph" style:parent-style-name="SBC_3a_paragraph_3a_first">
      <style:text-properties officeooo:rsid="00c66e29" officeooo:paragraph-rsid="00c66e29"/>
    </style:style>
    <style:style style:name="P25" style:family="paragraph" style:parent-style-name="SBC_3a_paragraph_3a_first">
      <style:text-properties officeooo:rsid="00ca538a" officeooo:paragraph-rsid="00e0881f"/>
    </style:style>
    <style:style style:name="P26" style:family="paragraph" style:parent-style-name="SBC_3a_paragraph_3a_first">
      <style:text-properties officeooo:rsid="00d84df8" officeooo:paragraph-rsid="00e2a7c6"/>
    </style:style>
    <style:style style:name="P27" style:family="paragraph" style:parent-style-name="SBC_3a_author_28_s_29_">
      <style:text-properties officeooo:paragraph-rsid="00dec6cd"/>
    </style:style>
    <style:style style:name="P28" style:family="paragraph" style:parent-style-name="SBC_3a_email">
      <style:text-properties officeooo:paragraph-rsid="00dec6cd"/>
    </style:style>
    <style:style style:name="P29" style:family="paragraph" style:parent-style-name="SBC_3a_title" style:master-page-name="Standard">
      <style:paragraph-properties style:page-number="auto"/>
      <style:text-properties officeooo:rsid="00212e86"/>
    </style:style>
    <style:style style:name="P30" style:family="paragraph" style:parent-style-name="SBC_3a_title_3a_1">
      <style:text-properties officeooo:rsid="003efc02" officeooo:paragraph-rsid="003efc02"/>
    </style:style>
    <style:style style:name="P31" style:family="paragraph" style:parent-style-name="SBC_3a_title_3a_1">
      <style:text-properties officeooo:rsid="0057bf26" officeooo:paragraph-rsid="0057bf26"/>
    </style:style>
    <style:style style:name="P32" style:family="paragraph" style:parent-style-name="SBC_3a_title_3a_1">
      <style:text-properties officeooo:rsid="0070a791" officeooo:paragraph-rsid="0070f63e"/>
    </style:style>
    <style:style style:name="P33" style:family="paragraph" style:parent-style-name="SBC_3a_title_3a_1">
      <style:text-properties officeooo:rsid="00d82a56" officeooo:paragraph-rsid="00d82a56"/>
    </style:style>
    <style:style style:name="P34" style:family="paragraph" style:parent-style-name="SBC_3a_title_3a_1">
      <style:text-properties officeooo:rsid="006da235" officeooo:paragraph-rsid="006da235"/>
    </style:style>
    <style:style style:name="P35" style:family="paragraph" style:parent-style-name="SBC_3a_title_3a_2">
      <style:text-properties officeooo:rsid="00bbe054" officeooo:paragraph-rsid="00bd43aa"/>
    </style:style>
    <style:style style:name="P36" style:family="paragraph" style:parent-style-name="SBC_3a_title_3a_2">
      <style:text-properties officeooo:rsid="0070a791"/>
    </style:style>
    <style:style style:name="P37" style:family="paragraph" style:parent-style-name="SBC_3a_title_3a_2">
      <style:text-properties officeooo:rsid="00c3ba99" officeooo:paragraph-rsid="00c3ba99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aa5b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e0881f" style:font-weight-asian="bold" style:font-weight-complex="bold"/>
    </style:style>
    <style:style style:name="T5" style:family="text">
      <style:text-properties fo:font-weight="bold" officeooo:rsid="00e23b73" style:font-weight-asian="bold" style:font-weight-complex="bold"/>
    </style:style>
    <style:style style:name="T6" style:family="text">
      <style:text-properties fo:font-weight="bold" officeooo:rsid="00e2a7c6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23dfc" style:font-style-asian="italic" style:font-style-complex="italic"/>
    </style:style>
    <style:style style:name="T9" style:family="text">
      <style:text-properties fo:font-style="italic" officeooo:rsid="00b9c17b" style:font-style-asian="italic" style:font-style-complex="italic"/>
    </style:style>
    <style:style style:name="T10" style:family="text">
      <style:text-properties fo:font-style="italic" officeooo:rsid="00ca14c8" style:font-style-asian="italic" style:font-style-complex="italic"/>
    </style:style>
    <style:style style:name="T11" style:family="text">
      <style:text-properties fo:font-style="italic" officeooo:rsid="00c8e017" style:font-style-asian="italic" style:font-style-complex="italic"/>
    </style:style>
    <style:style style:name="T12" style:family="text">
      <style:text-properties fo:font-style="italic" officeooo:rsid="00bec856" style:font-style-asian="italic" style:font-style-complex="italic"/>
    </style:style>
    <style:style style:name="T13" style:family="text">
      <style:text-properties fo:font-style="italic" fo:font-weight="normal" officeooo:rsid="00123dfc" style:font-style-asian="italic" style:font-weight-asian="normal" style:font-style-complex="italic" style:font-weight-complex="normal"/>
    </style:style>
    <style:style style:name="T14" style:family="text">
      <style:text-properties officeooo:rsid="00123dfc"/>
    </style:style>
    <style:style style:name="T15" style:family="text">
      <style:text-properties officeooo:rsid="0012b0d3"/>
    </style:style>
    <style:style style:name="T16" style:family="text">
      <style:text-properties officeooo:rsid="001689ae"/>
    </style:style>
    <style:style style:name="T17" style:family="text">
      <style:text-properties officeooo:rsid="001aa5b6"/>
    </style:style>
    <style:style style:name="T18" style:family="text">
      <style:text-properties officeooo:rsid="001c0ed5"/>
    </style:style>
    <style:style style:name="T19" style:family="text">
      <style:text-properties officeooo:rsid="00414e62"/>
    </style:style>
    <style:style style:name="T20" style:family="text">
      <style:text-properties officeooo:rsid="0044c07e"/>
    </style:style>
    <style:style style:name="T21" style:family="text">
      <style:text-properties officeooo:rsid="005e2730"/>
    </style:style>
    <style:style style:name="T22" style:family="text">
      <style:text-properties style:font-name="Helvetica1" fo:font-size="10pt" fo:font-weight="bold" officeooo:rsid="0020281c" style:font-size-asian="10pt" style:font-weight-asian="bold" style:font-size-complex="10pt" style:font-weight-complex="bold"/>
    </style:style>
    <style:style style:name="T23" style:family="text">
      <style:text-properties style:font-name="Helvetica1" fo:font-size="10pt" fo:font-weight="bold" officeooo:rsid="00c8e017" style:font-size-asian="10pt" style:font-weight-asian="bold" style:font-size-complex="10pt" style:font-weight-complex="bold"/>
    </style:style>
    <style:style style:name="T24" style:family="text">
      <style:text-properties style:font-name="Helvetica1" fo:font-size="10pt" fo:font-weight="bold" officeooo:rsid="00cdac6f" style:font-size-asian="10pt" style:font-weight-asian="bold" style:font-size-complex="10pt" style:font-weight-complex="bold"/>
    </style:style>
    <style:style style:name="T25" style:family="text">
      <style:text-properties style:font-name="Helvetica1" fo:font-size="10pt" fo:font-weight="bold" officeooo:rsid="00cf7276" style:font-size-asian="10pt" style:font-weight-asian="bold" style:font-size-complex="10pt" style:font-weight-complex="bold"/>
    </style:style>
    <style:style style:name="T26" style:family="text">
      <style:text-properties style:font-name="Helvetica1" fo:font-size="10pt" fo:font-weight="bold" officeooo:rsid="00d4f49b" style:font-size-asian="10pt" style:font-weight-asian="bold" style:font-size-complex="10pt" style:font-weight-complex="bold"/>
    </style:style>
    <style:style style:name="T27" style:family="text">
      <style:text-properties style:font-name="Helvetica1" fo:font-size="10pt" fo:font-weight="bold" officeooo:rsid="00d84df8" style:font-size-asian="10pt" style:font-weight-asian="bold" style:font-size-complex="10pt" style:font-weight-complex="bold"/>
    </style:style>
    <style:style style:name="T28" style:family="text">
      <style:text-properties officeooo:rsid="00680f10"/>
    </style:style>
    <style:style style:name="T29" style:family="text">
      <style:text-properties officeooo:rsid="00a6e948"/>
    </style:style>
    <style:style style:name="T30" style:family="text">
      <style:text-properties officeooo:rsid="00aea645"/>
    </style:style>
    <style:style style:name="T31" style:family="text">
      <style:text-properties officeooo:rsid="00b0580e"/>
    </style:style>
    <style:style style:name="T32" style:family="text">
      <style:text-properties officeooo:rsid="00b07a28"/>
    </style:style>
    <style:style style:name="T33" style:family="text">
      <style:text-properties officeooo:rsid="00b12bfd"/>
    </style:style>
    <style:style style:name="T34" style:family="text">
      <style:text-properties officeooo:rsid="00b6b2e1"/>
    </style:style>
    <style:style style:name="T35" style:family="text">
      <style:text-properties officeooo:rsid="00bec856"/>
    </style:style>
    <style:style style:name="T36" style:family="text">
      <style:text-properties officeooo:rsid="00b9c17b"/>
    </style:style>
    <style:style style:name="T37" style:family="text">
      <style:text-properties officeooo:rsid="00c75c4e"/>
    </style:style>
    <style:style style:name="T38" style:family="text">
      <style:text-properties officeooo:rsid="00c8e017"/>
    </style:style>
    <style:style style:name="T39" style:family="text">
      <style:text-properties officeooo:rsid="00d07e74"/>
    </style:style>
    <style:style style:name="T40" style:family="text">
      <style:text-properties officeooo:rsid="00d6b00e"/>
    </style:style>
    <style:style style:name="T41" style:family="text">
      <style:text-properties officeooo:rsid="00dc6d4d"/>
    </style:style>
    <style:style style:name="T42" style:family="text">
      <style:text-properties officeooo:rsid="00ddc821"/>
    </style:style>
    <style:style style:name="T43" style:family="text">
      <style:text-properties officeooo:rsid="00e0881f"/>
    </style:style>
    <style:style style:name="T44" style:family="text">
      <style:text-properties officeooo:rsid="00ca538a"/>
    </style:style>
    <style:style style:name="T45" style:family="text">
      <style:text-properties officeooo:rsid="00e2a7c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pan text:style-name="T30">Otimização</text:span> dos Algoritmos para Estimativa do Balanço de Energia Superficial</text:p>
      <text:p text:style-name="P27"><text:span text:style-name="T17">Raphael de Souza</text:span><text:span text:style-name="T1">1</text:span>, <text:span text:style-name="T17">Paulo Vinícius dos S. Benedito</text:span><text:span text:style-name="T1">1</text:span>,<text:span text:style-name="T17">Fábio Ricardo A. da Silva</text:span><text:span text:style-name="T2">1</text:span></text:p>
      <text:p text:style-name="SBC_3a_institution"><text:span text:style-name="T1">1</text:span>Instituto de <text:span text:style-name="T18">Computação</text:span> – Universidade Federal d<text:span text:style-name="T18">e Mato Grosso</text:span> (UF<text:span text:style-name="T18">MT</text:span>)</text:p>
      <text:p text:style-name="SBC_3a_address"><text:span text:style-name="T18">Cuiabá</text:span> – <text:span text:style-name="T18">MT</text:span> – Bra<text:span text:style-name="T18">sil</text:span></text:p>
      <text:p text:style-name="P28"><text:span text:style-name="T18">raphael@ic.ufmt.br</text:span>,<text:span text:style-name="T18">vini_programador@hotmail.com,<text:line-break/>fabio-ricardo@outlook.com</text:span></text:p>
      <text:p text:style-name="P15"><text:span text:style-name="T3">Abstract.</text:span> This paper <text:span text:style-name="T20">has the objective of <text:s/>briefly presenting the surface energy balance estimative algorithms, besides showing their optimization process and comparing their time of processing using and not using Numpy library.</text:span></text:p>
      <text:p text:style-name="SBC_3a_resumo"><text:span text:style-name="T3">Resumo.</text:span> Este artigo <text:span text:style-name="T19">tem como objetivo</text:span> <text:span text:style-name="T33">apresentar, brevemente, <text:s/>os algoritmos para estimar o balanço de energia superficial, além de mostrar o processo de otimização dos mesmos, comparando os resultados de tempo de processamento com e sem a utilização da biblioteca Numpy.</text:span></text:p>
      <text:h text:style-name="P30" text:outline-level="1">Considerações Gerais</text:h>
      <text:p text:style-name="SBC_3a_paragraph_3a_first"><text:span text:style-name="T31">Muitas técnicas para estimar a evapotranspiração (</text:span><text:span text:style-name="T13">ET</text:span><text:span text:style-name="T14">) através do sensoriamento remoto por satélite tem sido desenvolvidas recentemente, a exemplo do S-SEBI (</text:span><text:span text:style-name="T8">Simplified Surface Energy Balance Index</text:span><text:span text:style-name="T14">), proposto por Roerink</text:span><text:span text:style-name="T8"> et al.</text:span><text:span text:style-name="T14"> (2000) e do SSEB (</text:span><text:span text:style-name="T8">Simplified Surface Energy Balance</text:span><text:span text:style-name="T14">), proposto por Senay </text:span><text:span text:style-name="T8">et al. </text:span><text:span text:style-name="T14">(2011). </text:span></text:p>
      <text:p text:style-name="P21">O objetivo principal desses algoritmos é possibilitar aos seus usuários <text:s/>estimativas satisfatórias de dados relativos ao solo e ambiente, utilizando-se apenas de parâmetros simples de entrada, <text:span text:style-name="T32">tais </text:span>como a <text:span text:style-name="T32">imagem de satélite do local </text:span>e a umidade relativa do ar <text:span text:style-name="T32">por exemplo</text:span>.</text:p>
      <text:p text:style-name="P22">Entretanto, no ambiente computacional, o processamento de imagens muito grandes (matrizes <text:span text:style-name="T7">n</text:span>-dimensionais) torna o processo de cálculos lento e inviável, <text:span text:style-name="T33">levantando questões sobre como otimizá-los, que é o objetivo dos métodos utilizados nesse artigo.</text:span></text:p>
      <text:h text:style-name="P31" text:outline-level="1">Material</text:h>
      <text:p text:style-name="P23">Para os testes realizados, utilizou-se imagens do LANDSAT 5 -TM adquiridas gratuitamente através do site oficial¹ <text:span text:style-name="T32">do satélite</text:span>. Para esse artigo, <text:span text:style-name="T21">especificamente,</text:span> foi utilizada a imagem <text:span text:style-name="T29">de órbita 226, ponto 72 do dia 29/09/2011, região do interior de Mato Grosso – Brasil.</text:span></text:p>
      <text:h text:style-name="P35" text:outline-level="2">Numpy</text:h>
      <text:p text:style-name="P18">A <text:span text:style-name="T35">otimização dos algoritmos foi feita através da biblioteca científica multiplataforma Numpy - que disponibiliza uma vasta coleção de funções matemáticas para </text:span><text:span text:style-name="T12">arrays</text:span><text:span text:style-name="T35"> e matrizes - na linguagem de programação Python.</text:span></text:p>
      <text:p text:style-name="P19"><text:soft-page-break/><text:tab/>A biblioteca foi implementada em Python e C, o que contribui significativamente com seu desempenho, além de trabalhar também, internamente, <text:span text:style-name="T41">com descritores (OLIPHANT, 2006).</text:span></text:p>
      <text:h text:style-name="P32" text:outline-level="1">Metodologia <text:span text:style-name="T40">e Resultados</text:span></text:h>
      <text:p text:style-name="P17"><text:span text:style-name="T36">O primeiro passo a ser dado para o cômputo dos algoritmo é a leitura da imagem de satélite do local desejado disponibilizada no formato </text:span><text:span text:style-name="T9">.tif</text:span><text:span text:style-name="T10">f</text:span><text:span text:style-name="T9"> . </text:span><text:span text:style-name="T34">Para melhorar o processo de análise, foram utilizadas #### imagens de diferentes dimensões e três algoritmos a serem comparados, vejamos a seguir.</text:span></text:p>
      <text:h text:style-name="P36" text:outline-level="2"><text:s/>Leitura em Bloco e com Numpy</text:h>
      <text:p text:style-name="P24">Nesse método, a imagem é <text:span text:style-name="T37">carregada na memória</text:span> em blocos de <text:span text:style-name="T39">##</text:span>x<text:span text:style-name="T39">###</text:span> <text:span text:style-name="T38">e transformada num </text:span><text:span text:style-name="T11">array</text:span><text:span text:style-name="T38"> Numpy. Foram obtidos os seguintes resultados representados na </text:span><text:span text:style-name="T4">Figura 1</text:span><text:span text:style-name="T38">:</text:span></text:p>
      <text:p text:style-name="P5"/>
      <text:p text:style-name="P7"/>
      <text:p text:style-name="P6"><text:span text:style-name="T22">Figura </text:span><text:span text:style-name="T23">1</text:span><text:span text:style-name="T22">- </text:span><text:span text:style-name="T23">Gráfico</text:span><text:span text:style-name="T22"> </text:span><text:span text:style-name="T23">do processamento Tempo/imagem </text:span><text:span text:style-name="T24">(leitura em bloco e com Numpy).</text:span></text:p>
      <text:h text:style-name="P37" text:outline-level="2">Leitura Completa e com Numpy</text:h>
      <text:p text:style-name="P25">Afim de verificar a performance da biblioteca com a imagem totalmente carregada na memória, foi testado também esse método, que retornou os valores a seguir <text:span text:style-name="T43">(</text:span><text:span text:style-name="T4">Figura 2</text:span><text:span text:style-name="T43">)</text:span>:</text:p>
      <text:p text:style-name="P9"/>
      <text:p text:style-name="P9"><text:span text:style-name="T22">Figura </text:span><text:span text:style-name="T24">2</text:span><text:span text:style-name="T22">- </text:span><text:span text:style-name="T23">Gráfico</text:span><text:span text:style-name="T22"> </text:span><text:span text:style-name="T23">do processamento Tempo/imagem </text:span><text:span text:style-name="T25">(leitura completa e com Numpy). </text:span></text:p>
      <text:h text:style-name="P37" text:outline-level="2">Leitura Completa e sem Numpy</text:h>
      <text:p text:style-name="P14">Com o propósito de demostrar a eficiência e eficácia da biblioteca, foi testado também como seria o desempenho se os algoritmos não utilizassem Numpy e realizassem a leitura completa da imagem <text:span text:style-name="T44">(</text:span><text:span text:style-name="T4">Figura </text:span><text:span text:style-name="T5">3</text:span><text:span text:style-name="T43">).</text:span></text:p>
      <text:p text:style-name="P13"/>
      <text:p text:style-name="P10"><text:span text:style-name="T22">Figura </text:span><text:span text:style-name="T26">3</text:span><text:span text:style-name="T22">- </text:span><text:span text:style-name="T23">Gráfico</text:span><text:span text:style-name="T22"> </text:span><text:span text:style-name="T23">do processamento Tempo/imagem </text:span><text:span text:style-name="T25">(leitura completa e </text:span><text:span text:style-name="T26">sem </text:span><text:span text:style-name="T25">Numpy). </text:span></text:p>
      <text:h text:style-name="P33" text:outline-level="1">Discussão</text:h>
      <text:p text:style-name="P26">Ao final dos testes, chegou-se ao gráfico <text:span text:style-name="T45">representado pela </text:span><text:span text:style-name="T4">Figura </text:span><text:span text:style-name="T6">4.</text:span></text:p>
      <text:p text:style-name="P11"/>
      <text:p text:style-name="P11"><text:span text:style-name="T22">Figura </text:span><text:span text:style-name="T27">4</text:span><text:span text:style-name="T22">- </text:span><text:span text:style-name="T23">Gráfico</text:span><text:span text:style-name="T22"> </text:span><text:span text:style-name="T23">do processamento Tempo/imagem </text:span><text:span text:style-name="T25">(leitura completa e </text:span><text:span text:style-name="T26">sem </text:span><text:span text:style-name="T25">Numpy). </text:span></text:p>
      <text:p text:style-name="P12"/>
      <text:p text:style-name="P12"><text:tab/><text:span text:style-name="T42">Pode-se então perceber, que ….</text:span></text:p>
      <text:h text:style-name="P34" text:outline-level="1">Conclusão</text:h>
      <text:p text:style-name="P8"/>
      <text:p text:style-name="SBC_3a_references"><text:tab/></text:p>
      <text:p text:style-name="P20">Refer<text:span text:style-name="T28">ências Bibliográficas</text:span></text:p>
      <text:p text:style-name="P4">OLIPHANT, T. E. (2006) “Guide to NumPy”, &lt;http://csc.ucdavis.edu/~chaos/courses/nlp/Software/NumPyBook.pdf&gt;, Dezembro. </text:p>
      <text:p text:style-name="SBC_3a_reference"><text:span text:style-name="T15">ROERINK</text:span>, <text:span text:style-name="T15">G</text:span>. <text:span text:style-name="T15">J., SU, Z and MENENTI, M. </text:span>(<text:span text:style-name="T15">2000</text:span>) “<text:span text:style-name="T15">S -SEBI: a simple remote sensing algorithm to estimate the surface energy balance.</text:span>”, <text:span text:style-name="T15">Physics and Chemistry of the Earth (B). n. 25, p. 147-157.</text:span></text:p>
      <text:p text:style-name="P1"><text:span text:style-name="T16">SENAY</text:span>, <text:span text:style-name="T15">G</text:span>. <text:span text:style-name="T16">B., BUDEE, M and VERDIN, J. P. </text:span>(<text:span text:style-name="T15">2011</text:span>) “<text:span text:style-name="T16">Enhancing the Simplified Surface Energy Balance (SSEB) approach for estimating landscape ET: Validation with the METRIC model.</text:span>”, <text:span text:style-name="T16">Agricultural Water Management, v. 98, p. 606-618.</text:span></text:p>
      <text:p text:style-name="P2"/>
      <text:p text:style-name="P2"/>
      <text:p text:style-name="P3"/>
      <text:p text:style-name="P1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TimesNewRoman,Bold" svg:font-family="'TimesNewRoman,Bold'" style:font-family-generic="roman"/>
    <style:font-face style:name="Helvetica1" svg:font-family="Helvetica" style:font-family-generic="swiss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style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style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style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style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style:contextual-spacing="false" fo:text-align="center" style:justify-single-word="false" style:page-number="auto"/>
      <style:text-properties fo:color="#000000" fo:language="pt" fo:country="BR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language="pt" fo:country="BR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style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language="pt" fo:country="BR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style:contextual-spacing="false" fo:text-align="justify" style:justify-single-word="false" fo:text-indent="1.251cm" style:auto-text-indent="false" style:page-number="auto"/>
      <style:text-properties fo:color="#000000" fo:language="pt" fo:country="BR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style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style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style:contextual-spacing="false" fo:text-align="justify" style:justify-single-word="false" fo:text-indent="0cm" style:auto-text-indent="false" style:page-number="auto"/>
      <style:text-properties fo:language="en" fo:country="US"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language="pt" fo:country="BR"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style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style:contextual-spacing="false" fo:text-align="center" style:justify-single-word="false" fo:orphans="2" fo:widows="2" fo:text-indent="0cm" style:auto-text-indent="false" style:page-number="auto"/>
      <style:text-properties style:use-window-font-color="true" style:font-name="Helvetica" fo:font-family="Helvetica" style:font-style-name="Bold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style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style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style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style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style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  <style:text-properties fo:language="pt" fo:country="BR"/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style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style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style:contextual-spacing="false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meta:creation-date>2010-08-03T10:11:27.48</meta:creation-date>
    <dc:language>pt-BR</dc:language>
    <meta:editing-cycles>206</meta:editing-cycles>
    <meta:editing-duration>PT11H10M44S</meta:editing-duration>
    <dc:date>2014-07-31T14:56:07.771269311</dc:date>
    <meta:document-statistic meta:table-count="0" meta:image-count="0" meta:object-count="0" meta:page-count="3" meta:paragraph-count="37" meta:word-count="634" meta:character-count="4301" meta:non-whitespace-character-count="3697"/>
    <meta:user-defined meta:name="Info 1"/>
    <meta:user-defined meta:name="Info 2"/>
    <meta:user-defined meta:name="Info 3"/>
    <meta:user-defined meta:name="Info 4"/>
  </office:meta>
</office:document-meta>
</file>